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erif Pro" svg:font-family="'Source Serif 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none" draw:fill-color="#ffffff"/>
      <style:paragraph-properties fo:margin-top="0in" fo:margin-bottom="0in" loext:contextual-spacing="false" fo:line-height="200%" fo:background-color="transparent" fo:padding="0in" fo:border="none"/>
      <style:text-properties style:font-name-asian="Source Serif Pro" style:font-weight-asian="normal"/>
    </style:style>
    <style:style style:name="P2" style:family="paragraph" style:parent-style-name="Text_20_body">
      <loext:graphic-properties draw:fill="none" draw:fill-color="#ffffff"/>
      <style:paragraph-properties fo:margin-top="0in" fo:margin-bottom="0in" loext:contextual-spacing="false" fo:line-height="200%" fo:text-align="center" style:justify-single-word="false" fo:background-color="transparent" fo:padding="0in" fo:border="none"/>
      <style:text-properties officeooo:rsid="00062d59" officeooo:paragraph-rsid="00062d59" style:font-name-asian="Source Serif Pro" style:font-weight-asian="normal"/>
    </style:style>
    <style:style style:name="P3" style:family="paragraph" style:parent-style-name="Text_20_body">
      <loext:graphic-properties draw:fill="none" draw:fill-color="#ffffff"/>
      <style:paragraph-properties fo:margin-top="0in" fo:margin-bottom="0in" loext:contextual-spacing="false" fo:line-height="200%" fo:background-color="transparent" fo:padding="0in" fo:border="none"/>
    </style:style>
    <style:style style:name="T1" style:family="text">
      <style:text-properties style:font-name="Source Serif Pro" fo:font-weight="normal"/>
    </style:style>
    <style:style style:name="T2" style:family="text">
      <style:text-properties style:font-name-asian="Source Serif Pro"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胡言亂語</text:p>
      <text:p text:style-name="P1">想起小時候爺爺說的，讀書不要打口炮，教導我讀書說話要知其意。話我從左耳入右耳出，但長記的是我幫他打黃酒時，不時會缺金短兩存點零花錢，這成了我懵懂的童年裏與他爲數不多的回憶。</text:p>
      <text:p text:style-name="P1"/>
      <text:p text:style-name="P1">很多地道的客家話我們已經不會說了，有些也是不明其意，比如我們常稱外地嫁來的妹子爲‘河洛媽子’，現在才明白河洛是指一種方言，用河洛的腔說着客家話，稱之爲外地人。</text:p>
      <text:p text:style-name="P1"/>
      <text:p text:style-name="P1">我們很多人進學校就被教學說普通話，卻也是不問話來自何處。其實祖上似乎已經給了我們答案，而我們經常說，卻不明其真意，這句話就是：胡言亂語！胡是以前匈奴的自稱，胡言亂語即指用胡人的的腔言亂說的漢語，久而就演進爲了如今的普通話的腔調。那大街上賣羊肉串的味道似乎印證了中國歷史裏舌的味道，一口大腰子的俚語從此慢慢取代了雅言，寫進了書本，編成了所謂的《康熙字典》之類的，卻始終與唐宋詩詞的韻律似乎不符。</text:p>
      <text:p text:style-name="P1"/>
      <text:p text:style-name="P1">幫我們發明拼音的外國人也許是不知道古代詩詞是有宮調等韻律的，而民國時代發明注音的人似乎也不考究，所以幫助大家接受了胡言亂語，出於所謂民族統一的政治考量！極統思維的人是有多恐懼所謂的各地‘方言’會分裂國家，所以出於政治考量不積極保護各地文化，卻要有意滅掉漢字本來的文化！對於本非漢語系的民族，又何必強行用胡言亂語去滅別人祖宗留下來的語言！</text:p>
      <text:p text:style-name="P1"/>
      <text:p text:style-name="P3"><text:span text:style-name="T2">念過書的我們大概都發現，班上朗誦得好的人都不多，卻是朗誦起來像大舌頭的多！我們以爲是自己不夠努力，卻沒懷疑過是因爲我們的語言變成了胡言亂語的不符合漢語發音的語言！大多數的我們嘴型要極其誇張才能發對那個音。累不累，不要問董存淚，問自己的嘴就知道了。所以學校裏朗誦成了少數嘴巴適合吹簫之人的</text:span><text:span text:style-name="T1">'</text:span><text:span text:style-name="T2">專利</text:span><text:span text:style-name="T1">'</text:span><text:span text:style-name="T2">，要麼就要長期刻意地以吹簫的方式來鍛煉自己的‘母語’。</text:span></text:p>
      <text:p text:style-name="P3"><text:span text:style-name="T2"/></text:p>
      <text:p text:style-name="P1"><text:soft-page-break/>各地的‘方言’都能在粵語裏找到古語古音的共鳴，唯獨是與普通話不大相容，呵呵，百千年來的胡言亂語。</text:p>
      <text:p text:style-name="P3"><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erif Pro" svg:font-family="'Source Serif 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1-02-01T19:57:35.925652345</dc:date>
    <meta:editing-duration>PT1M56S</meta:editing-duration>
    <meta:editing-cycles>3</meta:editing-cycles>
    <meta:document-statistic meta:table-count="0" meta:image-count="0" meta:object-count="0" meta:page-count="2" meta:paragraph-count="8" meta:word-count="755" meta:character-count="756" meta:non-whitespace-character-count="755"/>
  </office:meta>
</office:document-meta>
</file>